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" svg:font-family="'Courier 10 Pitch'"/>
    <style:font-face style:name="Helvetica" svg:font-family="Helvetica"/>
    <style:font-face style:name="Liberation Mono" svg:font-family="'Liberation Mono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rsid="000c9e85" officeooo:paragraph-rsid="000c9e85"/>
    </style:style>
    <style:style style:name="P5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style:font-name="Courier 10 Pitch" fo:font-size="10.5pt" fo:font-weight="bold" fo:background-color="#ffffff" style:font-name-asian="Courier 10 Pitch" style:font-name-complex="Courier 10 Pitch"/>
    </style:style>
    <style:style style:name="P6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style:font-name="Courier 10 Pitch" fo:font-size="10.5pt" fo:font-weight="bold" officeooo:paragraph-rsid="0011cc63" fo:background-color="#ffffff" style:font-name-asian="Courier 10 Pitch" style:font-name-complex="Courier 10 Pitch"/>
    </style:style>
    <style:style style:name="P7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14f973" fo:background-color="transparent" style:font-name-asian="Calibri1" style:font-name-complex="Calibri1"/>
    </style:style>
    <style:style style:name="P9" style:family="paragraph" style:parent-style-name="Standard">
      <style:paragraph-properties fo:margin-top="0cm" fo:margin-bottom="0.499cm" style:contextual-spacing="false"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rsid="000c9e85" officeooo:paragraph-rsid="000c9e85"/>
    </style:style>
    <style:style style:name="P10" style:family="paragraph" style:parent-style-name="Standard">
      <style:paragraph-properties fo:margin-top="0cm" fo:margin-bottom="0.499cm" style:contextual-spacing="false" fo:line-height="100%" fo:text-align="start" style:justify-single-word="false"/>
    </style:style>
    <style:style style:name="P11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paragraph-rsid="00120bed"/>
    </style:style>
    <style:style style:name="P12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paragraph-rsid="0014f973"/>
    </style:style>
    <style:style style:name="P13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font-weight="bold" officeooo:rsid="0014f973" officeooo:paragraph-rsid="0014f973" style:font-weight-asian="bold" style:font-weight-complex="bold"/>
    </style:style>
    <style:style style:name="P14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rsid="00120bed" officeooo:paragraph-rsid="00120bed"/>
    </style:style>
    <style:style style:name="P15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rsid="0014f973" officeooo:paragraph-rsid="0014f973"/>
    </style:style>
    <style:style style:name="P16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rsid="0015b78b" officeooo:paragraph-rsid="0015b78b"/>
    </style:style>
    <style:style style:name="P17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officeooo:rsid="00187dba" officeooo:paragraph-rsid="00187dba"/>
    </style:style>
    <style:style style:name="T1" style:family="text">
      <style:text-properties fo:color="#000000" style:font-name="Courier 10 Pitch" fo:font-size="10.5pt" fo:font-weight="normal" fo:background-color="#efefef" loext:char-shading-value="0" style:font-name-asian="Courier 10 Pitch" style:font-name-complex="Courier 10 Pitch"/>
    </style:style>
    <style:style style:name="T2" style:family="text">
      <style:text-properties fo:color="#000000" style:font-name="Courier 10 Pitch" fo:font-size="10.5pt" fo:font-weight="bold" fo:background-color="#ffffff" loext:char-shading-value="0" style:font-name-asian="Courier 10 Pitch" style:font-name-complex="Courier 10 Pitch"/>
    </style:style>
    <style:style style:name="T3" style:family="text">
      <style:text-properties fo:color="#000000" style:font-name="Courier 10 Pitch" fo:font-size="10.5pt" fo:font-weight="bold" officeooo:rsid="000ebacd" fo:background-color="#ffffff" loext:char-shading-value="0" style:font-name-asian="Courier 10 Pitch" style:font-name-complex="Courier 10 Pitch"/>
    </style:style>
    <style:style style:name="T4" style:family="text">
      <style:text-properties fo:color="#000000" style:font-name="Courier 10 Pitch" fo:font-size="10.5pt" fo:font-weight="bold" officeooo:rsid="00120bed" fo:background-color="#ffffff" loext:char-shading-value="0" style:font-name-asian="Courier 10 Pitch" style:font-name-complex="Courier 10 Pitch"/>
    </style:style>
    <style:style style:name="T5" style:family="text">
      <style:text-properties fo:color="#000000" style:font-name="Courier 10 Pitch" fo:font-size="10.5pt" fo:font-weight="bold" officeooo:rsid="0014f973" fo:background-color="#ffffff" loext:char-shading-value="0" style:font-name-asian="Courier 10 Pitch" style:font-name-complex="Courier 10 Pitch"/>
    </style:style>
    <style:style style:name="T6" style:family="text">
      <style:text-properties fo:color="#000000" style:font-name="Courier 10 Pitch" fo:font-size="10.5pt" fo:font-weight="bold" officeooo:rsid="0015b78b" fo:background-color="#ffffff" loext:char-shading-value="0" style:font-name-asian="Courier 10 Pitch" style:font-name-complex="Courier 10 Pitch"/>
    </style:style>
    <style:style style:name="T7" style:family="text">
      <style:text-properties officeooo:rsid="000c9e85"/>
    </style:style>
    <style:style style:name="T8" style:family="text">
      <style:text-properties officeooo:rsid="0011cc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 a file with Index.php for sample HTML inputs.</text:p>
      <text:p text:style-name="P3"/>
      <text:p text:style-name="P1">Please may look code:</text:p>
      <text:p text:style-name="P3"/>
      <text:p text:style-name="P1">1. <text:span text:style-name="T7">Here below define html code with form.</text:span></text:p>
      <text:p text:style-name="P3"/>
      <text:p text:style-name="P4"><text:span text:style-name="T1">&lt;html&gt;</text:span></text:p>
      <text:p text:style-name="P4"><text:span text:style-name="T1"><text:tab/>&lt;head&gt;</text:span></text:p>
      <text:p text:style-name="P4"><text:span text:style-name="T1"><text:tab/><text:tab/>&lt;title&gt;infoblogging =&gt; Upload CSV and Insert into Database Using <text:s text:c="7"/>PHP&lt;/title&gt;</text:span></text:p>
      <text:p text:style-name="P4"><text:span text:style-name="T1"><text:tab/>&lt;head&gt;</text:span></text:p>
      <text:p text:style-name="P4"><text:span text:style-name="T1"><text:tab/>&lt;body&gt;</text:span></text:p>
      <text:p text:style-name="P4"><text:span text:style-name="T1"><text:tab/><text:tab/>&lt;form method='POST' enctype='multipart/form-data'&gt;</text:span></text:p>
      <text:p text:style-name="P4"><text:span text:style-name="T1"><text:tab/><text:tab/><text:tab/>Upload CSV FILE: &lt;input type='file' name='csv_info' /&gt; &lt;input type='submit' name='submit' value='Upload File' /&gt;</text:span></text:p>
      <text:p text:style-name="P4"><text:span text:style-name="T1"><text:tab/><text:tab/>&lt;/form&gt;</text:span></text:p>
      <text:p text:style-name="P4"><text:span text:style-name="T1"><text:tab/>&lt;/body&gt;</text:span></text:p>
      <text:p text:style-name="P4"><text:span text:style-name="T1">&lt;/html&gt;</text:span></text:p>
      <text:p text:style-name="P3"/>
      <text:p text:style-name="P5">2. <text:span text:style-name="T7">In form define Enctype method because when will be upload any image or file that time “multipart/form-data” define compulsory<text:tab/></text:span></text:p>
      <text:p text:style-name="P9"><text:span text:style-name="T1">&lt;form method='POST' enctype='multipart/form-data'&gt;</text:span></text:p>
      <text:p text:style-name="P6"><text:span text:style-name="T7">3</text:span>. <text:span text:style-name="T8">Create database Name as “csvdata”. After succeful create database click on SQL tab and paste below code in sql query.</text:span></text:p>
      <text:p text:style-name="P6"><text:span text:style-name="T8"><text:tab/>CREATE TABLE `tbl_csv` (</text:span></text:p>
      <text:p text:style-name="P6"><text:span text:style-name="T8"><text:tab/><text:tab/>`id` INT(11) NOT NULL AUTO_INCREMENT,</text:span></text:p>
      <text:p text:style-name="P6"><text:span text:style-name="T8"><text:tab/><text:tab/>`item1` VARCHAR(50) NOT NULL,</text:span></text:p>
      <text:p text:style-name="P6"><text:span text:style-name="T8"><text:tab/><text:tab/>`item2` VARCHAR(50) NOT NULL,</text:span></text:p>
      <text:p text:style-name="P6"><text:span text:style-name="T8"><text:tab/><text:tab/>PRIMARY KEY (`id`)</text:span></text:p>
      <text:p text:style-name="P6"><text:span text:style-name="T8"><text:tab/>)</text:span></text:p>
      <text:p text:style-name="P6"><text:span text:style-name="T8"><text:tab/>ENGINE=InnoDB;<text:tab/></text:span></text:p>
      <text:p text:style-name="P10"><text:span text:style-name="T3">4</text:span><text:span text:style-name="T2">. </text:span><text:span text:style-name="T4">now we created database and table sucessfully. Next step is </text:span><text:span text:style-name="T5">create new file name as connection.php and put below code for connection with php code.</text:span></text:p>
      <text:p text:style-name="P11"><text:span text:style-name="T4">$servername = "localhost"; $username = "root"; $password = "ur48x";</text:span></text:p>
      <text:p text:style-name="P14"><text:span text:style-name="T2">// Create connection</text:span></text:p>
      <text:p text:style-name="P14"><text:span text:style-name="T2">$conn = new mysqli($servername, $username, $password);</text:span></text:p>
      <text:p text:style-name="P14"><text:span text:style-name="T2"></text:span></text:p>
      <text:p text:style-name="P14"><text:span text:style-name="T2">// Check connection</text:span></text:p>
      <text:p text:style-name="P14"><text:soft-page-break/><text:span text:style-name="T2">if ($conn-&gt;connect_error) {</text:span></text:p>
      <text:p text:style-name="P14"><text:span text:style-name="T2"><text:s text:c="4"/>die("Connection failed: " . $conn-&gt;connect_error);</text:span></text:p>
      <text:p text:style-name="P14"><text:span text:style-name="T2">}</text:span></text:p>
      <text:p text:style-name="P12"><text:span text:style-name="T5">5</text:span><text:span text:style-name="T2">. </text:span><text:span text:style-name="T5">if not getting any error then databse connection created success. Next step is select database.</text:span></text:p>
      <text:p text:style-name="P15"><text:span text:style-name="T2"><text:tab/>mysqli_select_db($conn,'csvdata');</text:span></text:p>
      <text:p text:style-name="P15"><text:span text:style-name="T2">NOTE :- Here csvdata is our database Name.</text:span></text:p>
      <text:p text:style-name="P15"/>
      <text:p text:style-name="P15"><text:span text:style-name="T2">6. </text:span><text:span text:style-name="T6">Now move on index.php file. First if we used database connection then we must include connection string file into index.php. Please check below code for include database connection file.</text:span></text:p>
      <text:p text:style-name="P16"><text:span text:style-name="T2"><text:tab/>include_once 'connection.php';</text:span></text:p>
      <text:p text:style-name="P17"><text:span text:style-name="T2">7. Next code is for validate csv file and import record in database.</text:span></text:p>
      <text:p text:style-name="P17"/>
      <text:p text:style-name="P17">if(isset($_POST['submit'])){</text:p>
      <text:p text:style-name="P17"><text:tab/>if($_FILES['csv_data']['name']){</text:p>
      <text:p text:style-name="P17"><text:tab/><text:tab/></text:p>
      <text:p text:style-name="P17"><text:tab/><text:tab/>$arrFileName = explode('.',$_FILES['csv_data']['name']);</text:p>
      <text:p text:style-name="P17"><text:tab/><text:tab/>if($arrFileName[1] == 'csv'){</text:p>
      <text:p text:style-name="P17"><text:tab/><text:tab/><text:tab/>$handle = fopen($_FILES['csv_data']['tmp_name'], "r");</text:p>
      <text:p text:style-name="P17"><text:tab/><text:tab/><text:tab/>while (($data = fgetcsv($handle, 1000, ",")) !== FALSE) {</text:p>
      <text:p text:style-name="P17"></text:p>
      <text:p text:style-name="P17"><text:tab/><text:tab/><text:tab/><text:tab/> $item1 = mysqli_real_escape_string($conn,$data[0]);</text:p>
      <text:p text:style-name="P17"><text:tab/><text:tab/><text:tab/><text:tab/>$item2 = mysqli_real_escape_string($conn,$data[1]);</text:p>
      <text:p text:style-name="P17"><text:tab/><text:tab/><text:tab/><text:tab/>$import="INSERT into tbl_csv(item1,item2) values('$item1','$item2')";</text:p>
      <text:p text:style-name="P17"><text:tab/><text:tab/><text:tab/><text:tab/>mysqli_query($conn,$import);</text:p>
      <text:p text:style-name="P17"><text:tab/><text:tab/><text:tab/>}</text:p>
      <text:p text:style-name="P17"><text:soft-page-break/><text:tab/><text:tab/><text:tab/>fclose($handle);</text:p>
      <text:p text:style-name="P17"><text:tab/><text:tab/><text:tab/>print "Import done";</text:p>
      <text:p text:style-name="P17"><text:tab/><text:tab/>}</text:p>
      <text:p text:style-name="P17"><text:tab/>}</text:p>
      <text:p text:style-name="P17">}</text:p>
      <text:p text:style-name="P13">8. now we need scv sample file. So it sample file found it source.</text:p>
      <text:p text:style-name="P15"/>
      <text:p text:style-name="P15"><text:span text:style-name="T6"/></text:p>
      <text:p text:style-name="P8"><text:span text:style-name="T4"/></text:p>
      <text:p text:style-name="P2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" svg:font-family="'Courier 10 Pitch'"/>
    <style:font-face style:name="Helvetica" svg:font-family="Helvetica"/>
    <style:font-face style:name="Liberation Mono" svg:font-family="'Liberation Mono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1:36:55.559221414</dc:date>
    <meta:editing-duration>PT1H4M39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57" meta:word-count="300" meta:character-count="2384" meta:non-whitespace-character-count="2011"/>
  </office:meta>
</office:document-meta>
</file>